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Liberation Mono"/>
    </style:style>
    <style:style style:name="P2" style:family="paragraph" style:parent-style-name="Standard" style:list-style-name="L1">
      <style:paragraph-properties fo:line-height="200%"/>
      <style:text-properties style:font-name="Liberation Mono"/>
    </style:style>
    <style:style style:name="P3" style:family="paragraph" style:parent-style-name="Standard" style:list-style-name="L2">
      <style:paragraph-properties fo:line-height="200%"/>
      <style:text-properties style:font-name="Liberation Mono"/>
    </style:style>
    <style:style style:name="T1" style:family="text">
      <style:text-properties officeooo:rsid="00033f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p>
      <text:p text:style-name="P1">Motivación y Objetivos</text:p>
      <text:p text:style-name="P1">La representación de información es fundamental para las Ciencias de la Computación.</text:p>
      <text:p text:style-name="P1">La Ciencia de la Computación (Computer Science), es mucho más que el estudio de cómo usar o programar las computadoras. Se ocupa de algoritmos, métodos de calcular resultados y máquinas autómatas.</text:p>
      <text:p text:style-name="P1">Antes de las computadoras, existía la computación, que se refiere al uso de métodos sistemáticos para encontrar soluciones a problemas algebraicos o simbólicos.</text:p>
      <text:p text:style-name="P1"/>
      <text:p text:style-name="P1">Los babilonios, egipcios y griegos, desarrollaron una gran variedad de métodos para calcular cosas, por ejemplo el área de un círculo o cómo calcular el máximo común divisor de dos números enteros (teorema de Euclides). En el siglo XIX, Charles Babbage describió una máquina que podía liberar a los hombres del tedio de los cálculos y al mismo tiempo realizar cálculos confiables. La motivación principal de la computación por muchos años fue la de desarrollar cómputo numérico más preciso. La Ciencia de la Computación creció del interés en sistemas formales para razonar y la mecanización de la lógica, así cómo también del procesamiento de datos de negocios. Sin embargo, el verdadero impacto de la computación vino de la habilidad de las computadoras de representar, almacenar y transformar la información. La computación ha creado muchas nuevas áreas como las de correo electrónico, publicación electrónica y multimedia.</text:p>
      <text:p text:style-name="P1"><text:soft-page-break/>La solución de problemas del mundo real, ha requerido estudiar más de cerca cómo se realiza la computación. Este estudio ha ampliado la gama de problemas que pueden ser resueltos.</text:p>
      <text:p text:style-name="P1">Por otro lado, la construcción de algoritmos es una habilidad elegante de un gran significado práctico. Computadoras más poderosas no disminuyen el significado de algoritmos veloces. En la mayoría de las aplicaciones no es el hardware el cuello de botella sino más bien el software inefectivo.</text:p>
      <text:p text:style-name="P1">Este curso trata de tres preguntas centrales que aparecen cuando uno quiere que un computador haga algo: ¿Es posible hacerlo? ¿Cómo se hace? y ¿Cuán rápido puede hacerse? El curso da conocimientos y métodos para responder estas preguntas, al mismo tiempo intenta aumentar la capacidad de encontrar algoritmos efectivos. Los problemas para resolver, son un entrenamiento en la solución algorítmica de problemas, y para estimular el aprendizaje de la materia.</text:p>
      <text:p text:style-name="P1">Objetivos Generales:</text:p>
      <text:list xml:id="list323583672" text:style-name="L1">
        <text:list-item>
          <text:p text:style-name="P2">Introducir al alumno en el análisis de complejidad de los algoritmos, así como en el diseño e implementación de <text:span text:style-name="T1">estos</text:span> con las técnicas y métodos más usados.</text:p>
        </text:list-item>
        <text:list-item>
          <text:p text:style-name="P2">Desarrollar habilidades en el uso de las técnicas de análisis y diseño de algoritmos computacionales.</text:p>
        </text:list-item>
        <text:list-item>
          <text:p text:style-name="P2">Analizar la eficiencia de diversos algoritmos para resolver una variedad de problemas, principalmente no numéricos.</text:p>
        </text:list-item>
        <text:list-item>
          <text:p text:style-name="P2">Enseñar al alumno a diseñar y analizar nuevos algoritmos.</text:p>
        </text:list-item>
        <text:list-item>
          <text:p text:style-name="P2">Reconocer y clasificar los problemas de complejidad polinómica y no polinómica.</text:p>
        </text:list-item>
      </text:list>
      <text:p text:style-name="P1"><text:soft-page-break/>Metas del curso:</text:p>
      <text:p text:style-name="P1">Al finalizar este curso, el estudiante debe estar capacitado para:</text:p>
      <text:list xml:id="list4143542921" text:style-name="L2">
        <text:list-item>
          <text:p text:style-name="P3"><text:span text:style-name="T1">A</text:span>nalizar, diseñar e implementar algoritmos iterativos y recursivos correctos.</text:p>
        </text:list-item>
        <text:list-item>
          <text:p text:style-name="P3"><text:span text:style-name="T1">M</text:span>edir la eficiencia de algoritmos iterativos y recursivos, y de tipos o clases de datos orientados por objetos.</text:p>
        </text:list-item>
        <text:list-item>
          <text:p text:style-name="P3"><text:span text:style-name="T1">U</text:span>tilizar la técnica de diseño de algoritmos más adecuada para una aplicación en particular.</text:p>
        </text:list-item>
        <text:list-item>
          <text:p text:style-name="P3"><text:span text:style-name="T1">D</text:span>efinir la aplicabilidad de las diferentes técnicas de búsqueda y ordenamiento, del procesamiento de cadenas de caracteres, de los</text:p>
        </text:list-item>
        <text:list-item>
          <text:p text:style-name="P3"><text:span text:style-name="T1">M</text:span>étodos geométricos, del uso de los algoritmos de grafos, de los <text:span text:style-name="T1">a</text:span>lgoritmos paralelos y de los algoritmos de complejidad no polinómica.</text:p>
        </text:list-item>
        <text:list-item>
          <text:p text:style-name="P3"><text:span text:style-name="T1">D</text:span>iferenciar entre los algoritmos de complejidad polinómica y no polinóm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4T15:43:45.912084177</meta:creation-date>
    <dc:date>2020-05-24T15:57:43.116531445</dc:date>
    <meta:editing-duration>PT13M25S</meta:editing-duration>
    <meta:editing-cycles>2</meta:editing-cycles>
    <meta:generator>LibreOffice/6.0.7.3$Linux_X86_64 LibreOffice_project/00m0$Build-3</meta:generator>
    <meta:document-statistic meta:table-count="0" meta:image-count="0" meta:object-count="0" meta:page-count="3" meta:paragraph-count="23" meta:word-count="555" meta:character-count="3564" meta:non-whitespace-character-count="3043"/>
  </office:meta>
</office:document-meta>
</file>